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[0,30) <text:s text:c="2"/></text:p>
          </table:table-cell>
          <table:table-cell office:value-type="string" calcext:value-type="string">
            <text:p><text:s/>[30,60) </text:p>
          </table:table-cell>
          <table:table-cell office:value-type="string" calcext:value-type="string">
            <text:p><text:s/>[60,90) </text:p>
          </table:table-cell>
          <table:table-cell office:value-type="string" calcext:value-type="string">
            <text:p><text:s/>[90,120) </text:p>
          </table:table-cell>
          <table:table-cell office:value-type="string" calcext:value-type="string">
            <text:p><text:s/>[120,150) <text:s/></text:p>
          </table:table-cell>
          <table:table-cell office:value-type="string" calcext:value-type="string">
            <text:p><text:s/>[150,180) </text:p>
          </table:table-cell>
          <table:table-cell office:value-type="string" calcext:value-type="string">
            <text:p><text:s/>[180,210) <text:s/></text:p>
          </table:table-cell>
          <table:table-cell office:value-type="string" calcext:value-type="string">
            <text:p><text:s/>[210,240) </text:p>
          </table:table-cell>
          <table:table-cell office:value-type="string" calcext:value-type="string">
            <text:p><text:s/>[240,270) </text:p>
          </table:table-cell>
          <table:table-cell office:value-type="string" calcext:value-type="string">
            <text:p><text:s/>[270,300) </text:p>
          </table:table-cell>
          <table:table-cell office:value-type="string" calcext:value-type="string">
            <text:p><text:s/>[300,330) </text:p>
          </table:table-cell>
          <table:table-cell office:value-type="string" calcext:value-type="string">
            <text:p><text:s/>[330,360) </text:p>
          </table:table-cell>
          <table:table-cell office:value-type="string" calcext:value-type="string">
            <text:p><text:s/>[360,390) </text:p>
          </table:table-cell>
          <table:table-cell office:value-type="string" calcext:value-type="string">
            <text:p><text:s/>[390,420) </text:p>
          </table:table-cell>
          <table:table-cell office:value-type="string" calcext:value-type="string">
            <text:p><text:s/>[420,450) </text:p>
          </table:table-cell>
          <table:table-cell office:value-type="string" calcext:value-type="string">
            <text:p><text:s/>[450,480) </text:p>
          </table:table-cell>
          <table:table-cell office:value-type="string" calcext:value-type="string">
            <text:p><text:s/>[480,510) </text:p>
          </table:table-cell>
          <table:table-cell office:value-type="string" calcext:value-type="string">
            <text:p><text:s/>[510,540) </text:p>
          </table:table-cell>
          <table:table-cell office:value-type="string" calcext:value-type="string">
            <text:p><text:s/>[540,570) </text:p>
          </table:table-cell>
          <table:table-cell office:value-type="string" calcext:value-type="string">
            <text:p><text:s/>[570,600) </text:p>
          </table:table-cell>
          <table:table-cell office:value-type="string" calcext:value-type="string">
            <text:p><text:s/>[600,630) </text:p>
          </table:table-cell>
          <table:table-cell office:value-type="string" calcext:value-type="string">
            <text:p><text:s/>[630,660) </text:p>
          </table:table-cell>
          <table:table-cell office:value-type="string" calcext:value-type="string">
            <text:p><text:s/>[660,690) </text:p>
          </table:table-cell>
          <table:table-cell office:value-type="string" calcext:value-type="string">
            <text:p><text:s/>[690,720) </text:p>
          </table:table-cell>
          <table:table-cell office:value-type="string" calcext:value-type="string">
            <text:p><text:s/>[720,750) </text:p>
          </table:table-cell>
          <table:table-cell office:value-type="string" calcext:value-type="string">
            <text:p><text:s/>[750,780) </text:p>
          </table:table-cell>
          <table:table-cell office:value-type="string" calcext:value-type="string">
            <text:p><text:s/>[780,810) </text:p>
          </table:table-cell>
          <table:table-cell office:value-type="string" calcext:value-type="string">
            <text:p><text:s/>[810,840) </text:p>
          </table:table-cell>
          <table:table-cell office:value-type="string" calcext:value-type="string">
            <text:p><text:s/>[840,870) </text:p>
          </table:table-cell>
          <table:table-cell office:value-type="string" calcext:value-type="string">
            <text:p><text:s/>[870,900) </text:p>
          </table:table-cell>
          <table:table-cell office:value-type="string" calcext:value-type="string">
            <text:p><text:s/>[900,inf) </text:p>
          </table:table-cell>
        </table:table-row>
        <table:table-row table:style-name="ro1">
          <table:table-cell office:value-type="string" calcext:value-type="string">
            <text:p><text:s/>noTimePeriodMode </text:p>
          </table:table-cell>
          <table:table-cell office:value-type="float" office:value="38.86667" calcext:value-type="float">
            <text:p>38,86667</text:p>
          </table:table-cell>
          <table:table-cell office:value-type="float" office:value="2.66667" calcext:value-type="float">
            <text:p>2,66667</text:p>
          </table:table-cell>
          <table:table-cell office:value-type="float" office:value="2.6" calcext:value-type="float">
            <text:p>2,6</text:p>
          </table:table-cell>
          <table:table-cell office:value-type="float" office:value="5.06667" calcext:value-type="float">
            <text:p>5,06667</text:p>
          </table:table-cell>
          <table:table-cell office:value-type="float" office:value="6" calcext:value-type="float">
            <text:p>6</text:p>
          </table:table-cell>
          <table:table-cell office:value-type="float" office:value="3.93333" calcext:value-type="float">
            <text:p>3,93333</text:p>
          </table:table-cell>
          <table:table-cell office:value-type="float" office:value="2.73333" calcext:value-type="float">
            <text:p>2,73333</text:p>
          </table:table-cell>
          <table:table-cell office:value-type="float" office:value="3.13333" calcext:value-type="float">
            <text:p>3,13333</text:p>
          </table:table-cell>
          <table:table-cell office:value-type="float" office:value="2.93333" calcext:value-type="float">
            <text:p>2,93333</text:p>
          </table:table-cell>
          <table:table-cell office:value-type="float" office:value="0.66667" calcext:value-type="float">
            <text:p>0,6666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.26667" calcext:value-type="float">
            <text:p>0,2666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.06667" calcext:value-type="float">
            <text:p>0,06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6667" calcext:value-type="float">
            <text:p>0,0666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singleMode <text:s text:c="6"/></text:p>
          </table:table-cell>
          <table:table-cell office:value-type="float" office:value="21.66667" calcext:value-type="float">
            <text:p>21,6666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667" calcext:value-type="float">
            <text:p>0,06667</text:p>
          </table:table-cell>
          <table:table-cell office:value-type="float" office:value="2.46667" calcext:value-type="float">
            <text:p>2,46667</text:p>
          </table:table-cell>
          <table:table-cell office:value-type="float" office:value="0.33333" calcext:value-type="float">
            <text:p>0,33333</text:p>
          </table:table-cell>
          <table:table-cell office:value-type="float" office:value="0.06667" calcext:value-type="float">
            <text:p>0,0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3333" calcext:value-type="float">
            <text:p>0,13333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timePeriodMode <text:s text:c="2"/></text:p>
          </table:table-cell>
          <table:table-cell office:value-type="float" office:value="8110.2" calcext:value-type="float">
            <text:p>8110,2</text:p>
          </table:table-cell>
          <table:table-cell office:value-type="float" office:value="1956.4" calcext:value-type="float">
            <text:p>1956,4</text:p>
          </table:table-cell>
          <table:table-cell office:value-type="float" office:value="1983" calcext:value-type="float">
            <text:p>1983</text:p>
          </table:table-cell>
          <table:table-cell office:value-type="float" office:value="2713.2" calcext:value-type="float">
            <text:p>2713,2</text:p>
          </table:table-cell>
          <table:table-cell office:value-type="float" office:value="2676.33333" calcext:value-type="float">
            <text:p>2676,33333</text:p>
          </table:table-cell>
          <table:table-cell office:value-type="float" office:value="1847.8" calcext:value-type="float">
            <text:p>1847,8</text:p>
          </table:table-cell>
          <table:table-cell office:value-type="float" office:value="1933.13333" calcext:value-type="float">
            <text:p>1933,13333</text:p>
          </table:table-cell>
          <table:table-cell office:value-type="float" office:value="1986.2" calcext:value-type="float">
            <text:p>1986,2</text:p>
          </table:table-cell>
          <table:table-cell office:value-type="float" office:value="982.73333" calcext:value-type="float">
            <text:p>982,73333</text:p>
          </table:table-cell>
          <table:table-cell office:value-type="float" office:value="242.93333" calcext:value-type="float">
            <text:p>242,93333</text:p>
          </table:table-cell>
          <table:table-cell office:value-type="float" office:value="181.93333" calcext:value-type="float">
            <text:p>181,93333</text:p>
          </table:table-cell>
          <table:table-cell office:value-type="float" office:value="175.06667" calcext:value-type="float">
            <text:p>175,06667</text:p>
          </table:table-cell>
          <table:table-cell office:value-type="float" office:value="181.66667" calcext:value-type="float">
            <text:p>181,66667</text:p>
          </table:table-cell>
          <table:table-cell office:value-type="float" office:value="213.86667" calcext:value-type="float">
            <text:p>213,86667</text:p>
          </table:table-cell>
          <table:table-cell office:value-type="float" office:value="219.2" calcext:value-type="float">
            <text:p>219,2</text:p>
          </table:table-cell>
          <table:table-cell office:value-type="float" office:value="237.53333" calcext:value-type="float">
            <text:p>237,53333</text:p>
          </table:table-cell>
          <table:table-cell office:value-type="float" office:value="169.73333" calcext:value-type="float">
            <text:p>169,73333</text:p>
          </table:table-cell>
          <table:table-cell office:value-type="float" office:value="180.53333" calcext:value-type="float">
            <text:p>180,53333</text:p>
          </table:table-cell>
          <table:table-cell office:value-type="float" office:value="179.53333" calcext:value-type="float">
            <text:p>179,53333</text:p>
          </table:table-cell>
          <table:table-cell office:value-type="float" office:value="36.26667" calcext:value-type="float">
            <text:p>36,26667</text:p>
          </table:table-cell>
          <table:table-cell office:value-type="float" office:value="23.6" calcext:value-type="float">
            <text:p>23,6</text:p>
          </table:table-cell>
          <table:table-cell office:value-type="float" office:value="17.53333" calcext:value-type="float">
            <text:p>17,53333</text:p>
          </table:table-cell>
          <table:table-cell office:value-type="float" office:value="17" calcext:value-type="float">
            <text:p>17</text:p>
          </table:table-cell>
          <table:table-cell office:value-type="float" office:value="16.86667" calcext:value-type="float">
            <text:p>16,86667</text:p>
          </table:table-cell>
          <table:table-cell office:value-type="float" office:value="24.53333" calcext:value-type="float">
            <text:p>24,53333</text:p>
          </table:table-cell>
          <table:table-cell office:value-type="float" office:value="22.93333" calcext:value-type="float">
            <text:p>22,93333</text:p>
          </table:table-cell>
          <table:table-cell office:value-type="float" office:value="18.6" calcext:value-type="float">
            <text:p>18,6</text:p>
          </table:table-cell>
          <table:table-cell office:value-type="float" office:value="18.86667" calcext:value-type="float">
            <text:p>18,8666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21.4" calcext:value-type="float">
            <text:p>21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0:44:40.372282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55:44.550207145</meta:creation-date>
    <dc:date>2019-08-18T10:48:14.730485281</dc:date>
    <meta:editing-duration>PT11M</meta:editing-duration>
    <meta:editing-cycles>3</meta:editing-cycles>
    <meta:generator>LibreOffice/6.0.7.3$Linux_X86_64 LibreOffice_project/00m0$Build-3</meta:generator>
    <meta:document-statistic meta:table-count="1" meta:cell-count="128" meta:object-count="0"/>
  </office:meta>
</office:document-meta>
</file>